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width="0.035cm" svg:stroke-color="#000000" draw:stroke-linejoin="miter" draw:fill="none" fo:padding-top="0.142cm" fo:padding-bottom="0.142cm" fo:padding-left="0.267cm" fo:padding-right="0.267cm"/>
    </style:style>
    <style:style style:name="gr2" style:family="graphic" style:parent-style-name="standard">
      <style:graphic-properties draw:stroke="solid" svg:stroke-width="0.035cm" svg:stroke-color="#008000" draw:stroke-linejoin="miter" draw:fill="solid" draw:fill-color="#cccccc" fo:padding-top="0.142cm" fo:padding-bottom="0.142cm" fo:padding-left="0.267cm" fo:padding-right="0.267cm"/>
    </style:style>
    <style:style style:name="gr3" style:family="graphic" style:parent-style-name="standard">
      <style:graphic-properties draw:stroke="solid" svg:stroke-width="0.035cm" svg:stroke-color="#008000" draw:stroke-linejoin="miter" draw:fill="none" fo:padding-top="0.142cm" fo:padding-bottom="0.142cm" fo:padding-left="0.267cm" fo:padding-right="0.267cm"/>
    </style:style>
    <style:style style:name="gr4" style:family="graphic" style:parent-style-name="standard">
      <style:graphic-properties draw:stroke="solid" svg:stroke-width="0.035cm" svg:stroke-color="#000000" draw:stroke-linejoin="miter" draw:fill="solid" draw:fill-color="#000000" fo:padding-top="0.142cm" fo:padding-bottom="0.142cm" fo:padding-left="0.267cm" fo:padding-right="0.267cm"/>
    </style:style>
    <style:style style:name="gr5" style:family="graphic" style:parent-style-name="standard">
      <style:graphic-properties draw:stroke="solid" svg:stroke-width="0.035cm" svg:stroke-color="#000000" draw:stroke-linejoin="miter" draw:fill="solid" draw:fill-color="#cccccc" fo:padding-top="0.142cm" fo:padding-bottom="0.142cm" fo:padding-left="0.267cm" fo:padding-right="0.267cm"/>
    </style:style>
    <style:style style:name="gr6" style:family="graphic" style:parent-style-name="standard">
      <style:graphic-properties draw:stroke="solid" svg:stroke-width="0.035cm" svg:stroke-color="#ff0000" draw:stroke-linejoin="miter" draw:fill="solid" draw:fill-color="#c0c0c0" fo:padding-top="0.142cm" fo:padding-bottom="0.142cm" fo:padding-left="0.267cm" fo:padding-right="0.267cm"/>
    </style:style>
    <style:style style:name="gr7" style:family="graphic" style:parent-style-name="standard">
      <style:graphic-properties draw:stroke="solid" svg:stroke-width="0.035cm" svg:stroke-color="#ff0000" draw:stroke-linejoin="miter" draw:fill="none" fo:padding-top="0.142cm" fo:padding-bottom="0.142cm" fo:padding-left="0.267cm" fo:padding-right="0.267cm"/>
    </style:style>
    <style:style style:name="gr8" style:family="graphic" style:parent-style-name="standard">
      <style:graphic-properties draw:stroke="none" draw:fill="none" draw:textarea-horizontal-align="left" draw:auto-grow-width="true" fo:min-height="0cm" fo:min-width="0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auto-grow-width="true" fo:min-height="0cm" fo:min-width="0cm" fo:padding-top="0cm" fo:padding-bottom="0cm" fo:padding-left="0cm" fo:padding-right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standard">
      <style:graphic-properties draw:fill="none" draw:textarea-vertical-align="middle" draw:auto-grow-height="false" fo:min-height="0.749cm" fo:min-width="0.499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6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paragraph-properties fo:text-align="center"/>
      <style:text-properties fo:font-weight="normal" style:font-weight-asian="normal" style:font-weight-complex="normal"/>
    </style:style>
    <style:style style:name="P4" style:family="paragraph">
      <style:paragraph-properties fo:text-align="center"/>
      <style:text-properties fo:font-size="14pt" fo:font-weight="normal" style:font-size-asian="14pt" style:font-weight-asian="normal" style:font-size-complex="14pt" style:font-weight-complex="normal"/>
    </style:style>
    <style:style style:name="P5" style:family="paragraph">
      <style:paragraph-properties fo:text-align="center"/>
      <style:text-properties fo:font-weight="bold" style:font-weight-asian="bold" style:font-weight-complex="bold"/>
    </style:style>
    <style:style style:name="P6" style:family="paragraph"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fo:color="#000000" fo:font-family="'Times Roman', serif" fo:font-size="14pt" fo:font-style="normal" fo:font-weight="normal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4pt" fo:font-weight="normal" style:font-size-asian="14pt" style:font-weight-asian="normal" style:font-size-complex="14pt" style:font-weight-complex="normal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olygon draw:style-name="gr1" xml:id="id1" draw:id="id1" draw:layer="layout" svg:width="2.645cm" svg:height="2.751cm" svg:x="10.369cm" svg:y="1.676cm" svg:viewBox="0 0 2646 2752" draw:points="0,2752 0,0 2646,0 2646,2752">
          <text:p/>
        </draw:polygon>
        <draw:line draw:style-name="gr1" draw:layer="layout" svg:x1="10.369cm" svg:y1="2.594cm" svg:x2="11.251cm" svg:y2="2.594cm">
          <text:p/>
        </draw:line>
        <draw:line draw:style-name="gr1" draw:layer="layout" svg:x1="10.369cm" svg:y1="3.511cm" svg:x2="11.251cm" svg:y2="3.511cm">
          <text:p/>
        </draw:line>
        <draw:line draw:style-name="gr1" xml:id="id3" draw:id="id3" draw:layer="layout" svg:x1="11.251cm" svg:y1="4.428cm" svg:x2="11.251cm" svg:y2="1.676cm">
          <text:p/>
        </draw:line>
        <draw:line draw:style-name="gr1" draw:layer="layout" svg:x1="11.251cm" svg:y1="2.594cm" svg:x2="12.133cm" svg:y2="2.594cm">
          <text:p/>
        </draw:line>
        <draw:line draw:style-name="gr1" draw:layer="layout" svg:x1="11.251cm" svg:y1="3.511cm" svg:x2="12.133cm" svg:y2="3.511cm">
          <text:p/>
        </draw:line>
        <draw:line draw:style-name="gr1" draw:layer="layout" svg:x1="12.133cm" svg:y1="4.428cm" svg:x2="12.133cm" svg:y2="1.676cm">
          <text:p/>
        </draw:line>
        <draw:line draw:style-name="gr1" draw:layer="layout" svg:x1="12.133cm" svg:y1="2.594cm" svg:x2="13.015cm" svg:y2="2.594cm">
          <text:p/>
        </draw:line>
        <draw:line draw:style-name="gr1" draw:layer="layout" svg:x1="12.133cm" svg:y1="3.511cm" svg:x2="13.015cm" svg:y2="3.511cm">
          <text:p/>
        </draw:line>
        <draw:polygon draw:style-name="gr2" xml:id="id4" draw:id="id4" draw:layer="layout" svg:width="2.645cm" svg:height="2.751cm" svg:x="4.323cm" svg:y="5.769cm" svg:viewBox="0 0 2646 2752" draw:points="0,2752 0,0 2646,0 2646,2752">
          <text:p/>
        </draw:polygon>
        <draw:line draw:style-name="gr3" draw:layer="layout" svg:x1="4.323cm" svg:y1="6.686cm" svg:x2="5.205cm" svg:y2="6.686cm">
          <text:p/>
        </draw:line>
        <draw:line draw:style-name="gr3" draw:layer="layout" svg:x1="4.323cm" svg:y1="7.603cm" svg:x2="5.205cm" svg:y2="7.603cm">
          <text:p/>
        </draw:line>
        <draw:line draw:style-name="gr3" draw:layer="layout" svg:x1="5.205cm" svg:y1="8.521cm" svg:x2="5.205cm" svg:y2="5.769cm">
          <text:p/>
        </draw:line>
        <draw:line draw:style-name="gr3" draw:layer="layout" svg:x1="5.205cm" svg:y1="6.686cm" svg:x2="6.087cm" svg:y2="6.686cm">
          <text:p/>
        </draw:line>
        <draw:line draw:style-name="gr3" draw:layer="layout" svg:x1="5.205cm" svg:y1="7.603cm" svg:x2="6.087cm" svg:y2="7.603cm">
          <text:p/>
        </draw:line>
        <draw:line draw:style-name="gr3" draw:layer="layout" svg:x1="6.087cm" svg:y1="8.521cm" svg:x2="6.087cm" svg:y2="5.769cm">
          <text:p/>
        </draw:line>
        <draw:line draw:style-name="gr3" draw:layer="layout" svg:x1="6.087cm" svg:y1="6.686cm" svg:x2="6.969cm" svg:y2="6.686cm">
          <text:p/>
        </draw:line>
        <draw:line draw:style-name="gr3" draw:layer="layout" svg:x1="6.087cm" svg:y1="7.603cm" svg:x2="6.969cm" svg:y2="7.603cm">
          <text:p/>
        </draw:line>
        <draw:polygon draw:style-name="gr1" xml:id="id2" draw:id="id2" draw:layer="layout" svg:width="2.645cm" svg:height="2.751cm" svg:x="8.769cm" svg:y="5.769cm" svg:viewBox="0 0 2646 2752" draw:points="0,2752 0,0 2646,0 2646,2752">
          <text:p/>
        </draw:polygon>
        <draw:line draw:style-name="gr1" draw:layer="layout" svg:x1="8.769cm" svg:y1="6.686cm" svg:x2="9.651cm" svg:y2="6.686cm">
          <text:p/>
        </draw:line>
        <draw:line draw:style-name="gr1" draw:layer="layout" svg:x1="8.769cm" svg:y1="7.603cm" svg:x2="9.651cm" svg:y2="7.603cm">
          <text:p/>
        </draw:line>
        <draw:line draw:style-name="gr1" xml:id="id5" draw:id="id5" draw:layer="layout" svg:x1="9.651cm" svg:y1="8.521cm" svg:x2="9.651cm" svg:y2="5.769cm">
          <text:p/>
        </draw:line>
        <draw:line draw:style-name="gr1" draw:layer="layout" svg:x1="9.651cm" svg:y1="6.686cm" svg:x2="10.533cm" svg:y2="6.686cm">
          <text:p/>
        </draw:line>
        <draw:line draw:style-name="gr1" draw:layer="layout" svg:x1="9.651cm" svg:y1="7.603cm" svg:x2="10.533cm" svg:y2="7.603cm">
          <text:p/>
        </draw:line>
        <draw:line draw:style-name="gr1" xml:id="id7" draw:id="id7" draw:layer="layout" svg:x1="10.533cm" svg:y1="8.521cm" svg:x2="10.533cm" svg:y2="5.769cm">
          <text:p/>
        </draw:line>
        <draw:line draw:style-name="gr1" draw:layer="layout" svg:x1="10.533cm" svg:y1="6.686cm" svg:x2="11.415cm" svg:y2="6.686cm">
          <text:p/>
        </draw:line>
        <draw:line draw:style-name="gr1" draw:layer="layout" svg:x1="10.533cm" svg:y1="7.603cm" svg:x2="11.415cm" svg:y2="7.603cm">
          <text:p/>
        </draw:line>
        <draw:polygon draw:style-name="gr1" draw:layer="layout" svg:width="2.645cm" svg:height="2.751cm" svg:x="13.615cm" svg:y="5.769cm" svg:viewBox="0 0 2646 2752" draw:points="0,2752 0,0 2646,0 2646,2752">
          <text:p/>
        </draw:polygon>
        <draw:line draw:style-name="gr1" draw:layer="layout" svg:x1="13.615cm" svg:y1="6.686cm" svg:x2="14.497cm" svg:y2="6.686cm">
          <text:p/>
        </draw:line>
        <draw:line draw:style-name="gr1" draw:layer="layout" svg:x1="13.615cm" svg:y1="7.603cm" svg:x2="14.497cm" svg:y2="7.603cm">
          <text:p/>
        </draw:line>
        <draw:line draw:style-name="gr1" draw:layer="layout" svg:x1="14.497cm" svg:y1="8.521cm" svg:x2="14.497cm" svg:y2="5.769cm">
          <text:p/>
        </draw:line>
        <draw:line draw:style-name="gr1" draw:layer="layout" svg:x1="14.497cm" svg:y1="6.686cm" svg:x2="15.379cm" svg:y2="6.686cm">
          <text:p/>
        </draw:line>
        <draw:line draw:style-name="gr1" draw:layer="layout" svg:x1="14.497cm" svg:y1="7.603cm" svg:x2="15.379cm" svg:y2="7.603cm">
          <text:p/>
        </draw:line>
        <draw:line draw:style-name="gr1" draw:layer="layout" svg:x1="15.378cm" svg:y1="8.521cm" svg:x2="15.378cm" svg:y2="5.769cm">
          <text:p/>
        </draw:line>
        <draw:line draw:style-name="gr1" draw:layer="layout" svg:x1="15.378cm" svg:y1="6.686cm" svg:x2="16.26cm" svg:y2="6.686cm">
          <text:p/>
        </draw:line>
        <draw:line draw:style-name="gr1" draw:layer="layout" svg:x1="15.378cm" svg:y1="7.603cm" svg:x2="16.26cm" svg:y2="7.603cm">
          <text:p/>
        </draw:line>
        <draw:path draw:style-name="gr1" draw:layer="layout" svg:width="0.822cm" svg:height="1.037cm" svg:x="12.791cm" svg:y="4.438cm" svg:viewBox="0 0 823 1038" svg:d="m0 0c264 333 549 693 823 1038">
          <text:p/>
        </draw:path>
        <draw:polygon draw:style-name="gr4" draw:layer="layout" svg:width="0.315cm" svg:height="0.352cm" svg:x="13.524cm" svg:y="5.407cm" svg:viewBox="0 0 316 353" draw:points="193,0 316,353 0,153">
          <text:p/>
        </draw:polygon>
        <draw:polygon draw:style-name="gr1" xml:id="id6" draw:id="id6" draw:layer="layout" svg:width="2.645cm" svg:height="2.751cm" svg:x="7.123cm" svg:y="9.861cm" svg:viewBox="0 0 2646 2752" draw:points="0,2752 0,0 2646,0 2646,2752">
          <text:p/>
        </draw:polygon>
        <draw:line draw:style-name="gr1" draw:layer="layout" svg:x1="7.123cm" svg:y1="10.778cm" svg:x2="8.005cm" svg:y2="10.778cm">
          <text:p/>
        </draw:line>
        <draw:line draw:style-name="gr1" draw:layer="layout" svg:x1="7.123cm" svg:y1="11.695cm" svg:x2="8.005cm" svg:y2="11.695cm">
          <text:p/>
        </draw:line>
        <draw:line draw:style-name="gr1" draw:layer="layout" svg:x1="8.005cm" svg:y1="12.613cm" svg:x2="8.005cm" svg:y2="9.861cm">
          <text:p/>
        </draw:line>
        <draw:line draw:style-name="gr1" draw:layer="layout" svg:x1="8.005cm" svg:y1="10.778cm" svg:x2="8.887cm" svg:y2="10.778cm">
          <text:p/>
        </draw:line>
        <draw:line draw:style-name="gr1" draw:layer="layout" svg:x1="8.005cm" svg:y1="11.695cm" svg:x2="8.887cm" svg:y2="11.695cm">
          <text:p/>
        </draw:line>
        <draw:line draw:style-name="gr1" draw:layer="layout" svg:x1="8.887cm" svg:y1="12.613cm" svg:x2="8.887cm" svg:y2="9.861cm">
          <text:p/>
        </draw:line>
        <draw:line draw:style-name="gr1" draw:layer="layout" svg:x1="8.887cm" svg:y1="10.778cm" svg:x2="9.769cm" svg:y2="10.778cm">
          <text:p/>
        </draw:line>
        <draw:line draw:style-name="gr1" draw:layer="layout" svg:x1="8.887cm" svg:y1="11.695cm" svg:x2="9.769cm" svg:y2="11.695cm">
          <text:p/>
        </draw:line>
        <draw:polygon draw:style-name="gr1" xml:id="id8" draw:id="id8" draw:layer="layout" svg:width="2.645cm" svg:height="2.751cm" svg:x="10.369cm" svg:y="9.861cm" svg:viewBox="0 0 2646 2752" draw:points="0,2752 0,0 2646,0 2646,2752">
          <text:p/>
        </draw:polygon>
        <draw:line draw:style-name="gr1" draw:layer="layout" svg:x1="10.369cm" svg:y1="10.778cm" svg:x2="11.251cm" svg:y2="10.778cm">
          <text:p/>
        </draw:line>
        <draw:line draw:style-name="gr1" draw:layer="layout" svg:x1="10.369cm" svg:y1="11.695cm" svg:x2="11.251cm" svg:y2="11.695cm">
          <text:p/>
        </draw:line>
        <draw:line draw:style-name="gr1" draw:layer="layout" svg:x1="11.251cm" svg:y1="12.613cm" svg:x2="11.251cm" svg:y2="9.861cm">
          <text:p/>
        </draw:line>
        <draw:line draw:style-name="gr1" draw:layer="layout" svg:x1="11.251cm" svg:y1="10.778cm" svg:x2="12.133cm" svg:y2="10.778cm">
          <text:p/>
        </draw:line>
        <draw:line draw:style-name="gr1" draw:layer="layout" svg:x1="11.251cm" svg:y1="11.695cm" svg:x2="12.133cm" svg:y2="11.695cm">
          <text:p/>
        </draw:line>
        <draw:line draw:style-name="gr1" draw:layer="layout" svg:x1="12.133cm" svg:y1="12.613cm" svg:x2="12.133cm" svg:y2="9.861cm">
          <text:p/>
        </draw:line>
        <draw:line draw:style-name="gr1" draw:layer="layout" svg:x1="12.133cm" svg:y1="10.778cm" svg:x2="13.015cm" svg:y2="10.778cm">
          <text:p/>
        </draw:line>
        <draw:line draw:style-name="gr1" draw:layer="layout" svg:x1="12.133cm" svg:y1="11.695cm" svg:x2="13.015cm" svg:y2="11.695cm">
          <text:p/>
        </draw:line>
        <draw:polygon draw:style-name="gr5" draw:layer="layout" svg:width="2.645cm" svg:height="2.751cm" svg:x="7.123cm" svg:y="13.953cm" svg:viewBox="0 0 2646 2752" draw:points="0,2752 0,0 2646,0 2646,2752">
          <text:p/>
        </draw:polygon>
        <draw:line draw:style-name="gr1" draw:layer="layout" svg:x1="7.123cm" svg:y1="14.87cm" svg:x2="8.005cm" svg:y2="14.87cm">
          <text:p/>
        </draw:line>
        <draw:line draw:style-name="gr1" draw:layer="layout" svg:x1="7.123cm" svg:y1="15.788cm" svg:x2="8.005cm" svg:y2="15.788cm">
          <text:p/>
        </draw:line>
        <draw:line draw:style-name="gr1" draw:layer="layout" svg:x1="8.005cm" svg:y1="16.705cm" svg:x2="8.005cm" svg:y2="13.953cm">
          <text:p/>
        </draw:line>
        <draw:line draw:style-name="gr1" draw:layer="layout" svg:x1="8.005cm" svg:y1="14.87cm" svg:x2="8.887cm" svg:y2="14.87cm">
          <text:p/>
        </draw:line>
        <draw:line draw:style-name="gr1" draw:layer="layout" svg:x1="8.005cm" svg:y1="15.788cm" svg:x2="8.887cm" svg:y2="15.788cm">
          <text:p/>
        </draw:line>
        <draw:line draw:style-name="gr1" draw:layer="layout" svg:x1="8.887cm" svg:y1="16.705cm" svg:x2="8.887cm" svg:y2="13.953cm">
          <text:p/>
        </draw:line>
        <draw:line draw:style-name="gr1" draw:layer="layout" svg:x1="8.887cm" svg:y1="14.87cm" svg:x2="9.769cm" svg:y2="14.87cm">
          <text:p/>
        </draw:line>
        <draw:line draw:style-name="gr1" draw:layer="layout" svg:x1="8.887cm" svg:y1="15.788cm" svg:x2="9.769cm" svg:y2="15.788cm">
          <text:p/>
        </draw:line>
        <draw:path draw:style-name="gr1" draw:layer="layout" svg:width="0cm" svg:height="0.964cm" svg:x="8.446cm" svg:y="12.622cm" svg:viewBox="0 0 0 965" svg:d="m0 0c0 310 0 643 0 965">
          <text:p/>
        </draw:path>
        <draw:polygon draw:style-name="gr4" draw:layer="layout" svg:width="0.246cm" svg:height="0.352cm" svg:x="8.323cm" svg:y="13.592cm" svg:viewBox="0 0 247 353" draw:points="247,0 123,353 0,0">
          <text:p/>
        </draw:polygon>
        <draw:polygon draw:style-name="gr2" draw:layer="layout" svg:width="2.645cm" svg:height="2.751cm" svg:x="10.369cm" svg:y="13.953cm" svg:viewBox="0 0 2646 2752" draw:points="0,2752 0,0 2646,0 2646,2752">
          <text:p/>
        </draw:polygon>
        <draw:line draw:style-name="gr3" draw:layer="layout" svg:x1="10.369cm" svg:y1="14.87cm" svg:x2="11.251cm" svg:y2="14.87cm">
          <text:p/>
        </draw:line>
        <draw:line draw:style-name="gr3" draw:layer="layout" svg:x1="10.369cm" svg:y1="15.788cm" svg:x2="11.251cm" svg:y2="15.788cm">
          <text:p/>
        </draw:line>
        <draw:line draw:style-name="gr3" draw:layer="layout" svg:x1="11.251cm" svg:y1="16.705cm" svg:x2="11.251cm" svg:y2="13.953cm">
          <text:p/>
        </draw:line>
        <draw:line draw:style-name="gr3" draw:layer="layout" svg:x1="11.251cm" svg:y1="14.87cm" svg:x2="12.133cm" svg:y2="14.87cm">
          <text:p/>
        </draw:line>
        <draw:line draw:style-name="gr3" draw:layer="layout" svg:x1="11.251cm" svg:y1="15.788cm" svg:x2="12.133cm" svg:y2="15.788cm">
          <text:p/>
        </draw:line>
        <draw:line draw:style-name="gr3" draw:layer="layout" svg:x1="12.133cm" svg:y1="16.705cm" svg:x2="12.133cm" svg:y2="13.953cm">
          <text:p/>
        </draw:line>
        <draw:line draw:style-name="gr3" draw:layer="layout" svg:x1="12.133cm" svg:y1="14.87cm" svg:x2="13.015cm" svg:y2="14.87cm">
          <text:p/>
        </draw:line>
        <draw:line draw:style-name="gr3" draw:layer="layout" svg:x1="12.133cm" svg:y1="15.788cm" svg:x2="13.015cm" svg:y2="15.788cm">
          <text:p/>
        </draw:line>
        <draw:path draw:style-name="gr1" draw:layer="layout" svg:width="0cm" svg:height="0.964cm" svg:x="11.692cm" svg:y="12.622cm" svg:viewBox="0 0 0 965" svg:d="m0 0c0 310 0 643 0 965">
          <text:p/>
        </draw:path>
        <draw:polygon draw:style-name="gr4" draw:layer="layout" svg:width="0.246cm" svg:height="0.352cm" svg:x="11.568cm" svg:y="13.592cm" svg:viewBox="0 0 247 353" draw:points="247,0 123,353 0,0">
          <text:p/>
        </draw:polygon>
        <draw:polygon draw:style-name="gr1" draw:layer="layout" svg:width="2.645cm" svg:height="2.751cm" svg:x="13.615cm" svg:y="9.861cm" svg:viewBox="0 0 2646 2752" draw:points="0,2752 0,0 2646,0 2646,2752">
          <text:p/>
        </draw:polygon>
        <draw:line draw:style-name="gr1" draw:layer="layout" svg:x1="13.615cm" svg:y1="10.778cm" svg:x2="14.497cm" svg:y2="10.778cm">
          <text:p/>
        </draw:line>
        <draw:line draw:style-name="gr1" draw:layer="layout" svg:x1="13.615cm" svg:y1="11.695cm" svg:x2="14.497cm" svg:y2="11.695cm">
          <text:p/>
        </draw:line>
        <draw:line draw:style-name="gr1" draw:layer="layout" svg:x1="14.497cm" svg:y1="12.613cm" svg:x2="14.497cm" svg:y2="9.861cm">
          <text:p/>
        </draw:line>
        <draw:line draw:style-name="gr1" draw:layer="layout" svg:x1="14.497cm" svg:y1="10.778cm" svg:x2="15.379cm" svg:y2="10.778cm">
          <text:p/>
        </draw:line>
        <draw:line draw:style-name="gr1" draw:layer="layout" svg:x1="14.497cm" svg:y1="11.695cm" svg:x2="15.379cm" svg:y2="11.695cm">
          <text:p/>
        </draw:line>
        <draw:line draw:style-name="gr1" draw:layer="layout" svg:x1="15.378cm" svg:y1="12.613cm" svg:x2="15.378cm" svg:y2="9.861cm">
          <text:p/>
        </draw:line>
        <draw:line draw:style-name="gr1" draw:layer="layout" svg:x1="15.378cm" svg:y1="10.778cm" svg:x2="16.26cm" svg:y2="10.778cm">
          <text:p/>
        </draw:line>
        <draw:line draw:style-name="gr1" draw:layer="layout" svg:x1="15.378cm" svg:y1="11.695cm" svg:x2="16.26cm" svg:y2="11.695cm">
          <text:p/>
        </draw:line>
        <draw:path draw:style-name="gr1" draw:layer="layout" svg:width="0cm" svg:height="0.964cm" svg:x="14.938cm" svg:y="8.53cm" svg:viewBox="0 0 0 965" svg:d="m0 0c0 310 0 643 0 965">
          <text:p/>
        </draw:path>
        <draw:polygon draw:style-name="gr4" draw:layer="layout" svg:width="0.246cm" svg:height="0.352cm" svg:x="14.814cm" svg:y="9.5cm" svg:viewBox="0 0 247 353" draw:points="247,0 123,353 0,0">
          <text:p/>
        </draw:polygon>
        <draw:polygon draw:style-name="gr6" draw:layer="layout" svg:width="2.645cm" svg:height="2.751cm" svg:x="16.86cm" svg:y="9.861cm" svg:viewBox="0 0 2646 2752" draw:points="0,2752 0,0 2646,0 2646,2752">
          <text:p/>
        </draw:polygon>
        <draw:line draw:style-name="gr7" draw:layer="layout" svg:x1="16.86cm" svg:y1="10.778cm" svg:x2="17.742cm" svg:y2="10.778cm">
          <text:p/>
        </draw:line>
        <draw:line draw:style-name="gr7" draw:layer="layout" svg:x1="16.86cm" svg:y1="11.695cm" svg:x2="17.742cm" svg:y2="11.695cm">
          <text:p/>
        </draw:line>
        <draw:line draw:style-name="gr7" draw:layer="layout" svg:x1="17.742cm" svg:y1="12.613cm" svg:x2="17.742cm" svg:y2="9.861cm">
          <text:p/>
        </draw:line>
        <draw:line draw:style-name="gr7" draw:layer="layout" svg:x1="17.742cm" svg:y1="10.778cm" svg:x2="18.624cm" svg:y2="10.778cm">
          <text:p/>
        </draw:line>
        <draw:line draw:style-name="gr7" draw:layer="layout" svg:x1="17.742cm" svg:y1="11.695cm" svg:x2="18.624cm" svg:y2="11.695cm">
          <text:p/>
        </draw:line>
        <draw:line draw:style-name="gr7" draw:layer="layout" svg:x1="18.624cm" svg:y1="12.613cm" svg:x2="18.624cm" svg:y2="9.861cm">
          <text:p/>
        </draw:line>
        <draw:line draw:style-name="gr7" draw:layer="layout" svg:x1="18.624cm" svg:y1="10.778cm" svg:x2="19.506cm" svg:y2="10.778cm">
          <text:p/>
        </draw:line>
        <draw:line draw:style-name="gr7" draw:layer="layout" svg:x1="18.624cm" svg:y1="11.695cm" svg:x2="19.506cm" svg:y2="11.695cm">
          <text:p/>
        </draw:line>
        <draw:path draw:style-name="gr1" draw:layer="layout" svg:width="0.822cm" svg:height="1.037cm" svg:x="16.036cm" svg:y="8.53cm" svg:viewBox="0 0 823 1038" svg:d="m0 0c264 333 549 693 823 1038">
          <text:p/>
        </draw:path>
        <draw:polygon draw:style-name="gr4" draw:layer="layout" svg:width="0.315cm" svg:height="0.352cm" svg:x="16.769cm" svg:y="9.5cm" svg:viewBox="0 0 316 353" draw:points="193,0 316,353 0,153">
          <text:p/>
        </draw:polygon>
        <draw:polygon draw:style-name="gr5" draw:layer="layout" svg:width="2.645cm" svg:height="2.751cm" svg:x="13.615cm" svg:y="13.953cm" svg:viewBox="0 0 2646 2752" draw:points="0,2752 0,0 2646,0 2646,2752">
          <text:p/>
        </draw:polygon>
        <draw:line draw:style-name="gr1" draw:layer="layout" svg:x1="13.615cm" svg:y1="14.87cm" svg:x2="14.497cm" svg:y2="14.87cm">
          <text:p/>
        </draw:line>
        <draw:line draw:style-name="gr1" draw:layer="layout" svg:x1="13.615cm" svg:y1="15.788cm" svg:x2="14.497cm" svg:y2="15.788cm">
          <text:p/>
        </draw:line>
        <draw:line draw:style-name="gr1" draw:layer="layout" svg:x1="14.497cm" svg:y1="16.705cm" svg:x2="14.497cm" svg:y2="13.953cm">
          <text:p/>
        </draw:line>
        <draw:line draw:style-name="gr1" draw:layer="layout" svg:x1="14.497cm" svg:y1="14.87cm" svg:x2="15.379cm" svg:y2="14.87cm">
          <text:p/>
        </draw:line>
        <draw:line draw:style-name="gr1" draw:layer="layout" svg:x1="14.497cm" svg:y1="15.788cm" svg:x2="15.379cm" svg:y2="15.788cm">
          <text:p/>
        </draw:line>
        <draw:line draw:style-name="gr1" draw:layer="layout" svg:x1="15.378cm" svg:y1="16.705cm" svg:x2="15.378cm" svg:y2="13.953cm">
          <text:p/>
        </draw:line>
        <draw:line draw:style-name="gr1" draw:layer="layout" svg:x1="15.378cm" svg:y1="14.87cm" svg:x2="16.26cm" svg:y2="14.87cm">
          <text:p/>
        </draw:line>
        <draw:line draw:style-name="gr1" draw:layer="layout" svg:x1="15.378cm" svg:y1="15.788cm" svg:x2="16.26cm" svg:y2="15.788cm">
          <text:p/>
        </draw:line>
        <draw:path draw:style-name="gr1" draw:layer="layout" svg:width="0cm" svg:height="0.964cm" svg:x="14.938cm" svg:y="12.622cm" svg:viewBox="0 0 0 965" svg:d="m0 0c0 310 0 643 0 965">
          <text:p/>
        </draw:path>
        <draw:polygon draw:style-name="gr4" draw:layer="layout" svg:width="0.246cm" svg:height="0.352cm" svg:x="14.814cm" svg:y="13.592cm" svg:viewBox="0 0 247 353" draw:points="247,0 123,353 0,0">
          <text:p/>
        </draw:polygon>
        <draw:frame draw:style-name="gr8" draw:layer="layout" svg:width="0.002cm" svg:height="0.937cm" svg:x="10.81cm" svg:y="1.933cm">
          <draw:text-box>
            <text:p/>
          </draw:text-box>
        </draw:frame>
        <draw:frame draw:style-name="gr8" draw:layer="layout" svg:width="0.002cm" svg:height="0.937cm" svg:x="10.81cm" svg:y="2.85cm">
          <draw:text-box>
            <text:p/>
          </draw:text-box>
        </draw:frame>
        <draw:frame draw:style-name="gr9" draw:layer="layout" svg:width="0.307cm" svg:height="0.581cm" svg:x="10.81cm" svg:y="3.767cm">
          <draw:text-box>
            <text:p text:style-name="P1"><text:span text:style-name="T1">o</text:span></text:p>
          </draw:text-box>
        </draw:frame>
        <draw:frame draw:style-name="gr9" draw:layer="layout" svg:width="0.307cm" svg:height="0.581cm" svg:x="11.692cm" svg:y="1.933cm">
          <draw:text-box>
            <text:p text:style-name="P1"><text:span text:style-name="T1">o</text:span></text:p>
          </draw:text-box>
        </draw:frame>
        <draw:frame draw:style-name="gr9" draw:layer="layout" svg:width="0.294cm" svg:height="0.581cm" svg:x="11.692cm" svg:y="2.85cm">
          <draw:text-box>
            <text:p text:style-name="P1"><text:span text:style-name="T1">x</text:span></text:p>
          </draw:text-box>
        </draw:frame>
        <draw:frame draw:style-name="gr9" draw:layer="layout" svg:width="0.294cm" svg:height="0.581cm" svg:x="11.692cm" svg:y="3.767cm">
          <draw:text-box>
            <text:p text:style-name="P1"><text:span text:style-name="T1">x</text:span></text:p>
          </draw:text-box>
        </draw:frame>
        <draw:frame draw:style-name="gr9" draw:layer="layout" svg:width="0.307cm" svg:height="0.581cm" svg:x="12.574cm" svg:y="1.933cm">
          <draw:text-box>
            <text:p text:style-name="P1"><text:span text:style-name="T1">o</text:span></text:p>
          </draw:text-box>
        </draw:frame>
        <draw:frame draw:style-name="gr9" draw:layer="layout" svg:width="0.294cm" svg:height="0.581cm" svg:x="12.574cm" svg:y="2.85cm">
          <draw:text-box>
            <text:p text:style-name="P1"><text:span text:style-name="T1">x</text:span></text:p>
          </draw:text-box>
        </draw:frame>
        <draw:frame draw:style-name="gr8" draw:layer="layout" svg:width="0.002cm" svg:height="0.937cm" svg:x="12.574cm" svg:y="3.767cm">
          <draw:text-box>
            <text:p/>
          </draw:text-box>
        </draw:frame>
        <draw:frame draw:style-name="gr9" draw:layer="layout" svg:width="0.307cm" svg:height="0.581cm" svg:x="4.764cm" svg:y="6.025cm">
          <draw:text-box>
            <text:p text:style-name="P1"><text:span text:style-name="T1">o</text:span></text:p>
          </draw:text-box>
        </draw:frame>
        <draw:frame draw:style-name="gr8" draw:layer="layout" svg:width="0.002cm" svg:height="0.937cm" svg:x="4.764cm" svg:y="6.942cm">
          <draw:text-box>
            <text:p/>
          </draw:text-box>
        </draw:frame>
        <draw:frame draw:style-name="gr9" draw:layer="layout" svg:width="0.307cm" svg:height="0.581cm" svg:x="4.764cm" svg:y="7.859cm">
          <draw:text-box>
            <text:p text:style-name="P1"><text:span text:style-name="T1">o</text:span></text:p>
          </draw:text-box>
        </draw:frame>
        <draw:frame draw:style-name="gr9" draw:layer="layout" svg:width="0.307cm" svg:height="0.581cm" svg:x="5.646cm" svg:y="6.025cm">
          <draw:text-box>
            <text:p text:style-name="P1"><text:span text:style-name="T1">o</text:span></text:p>
          </draw:text-box>
        </draw:frame>
        <draw:frame draw:style-name="gr9" draw:layer="layout" svg:width="0.294cm" svg:height="0.581cm" svg:x="5.646cm" svg:y="6.942cm">
          <draw:text-box>
            <text:p text:style-name="P1"><text:span text:style-name="T1">x</text:span></text:p>
          </draw:text-box>
        </draw:frame>
        <draw:frame draw:style-name="gr9" draw:layer="layout" svg:width="0.294cm" svg:height="0.581cm" svg:x="5.646cm" svg:y="7.859cm">
          <draw:text-box>
            <text:p text:style-name="P1"><text:span text:style-name="T1">x</text:span></text:p>
          </draw:text-box>
        </draw:frame>
        <draw:frame draw:style-name="gr9" draw:layer="layout" svg:width="0.307cm" svg:height="0.581cm" svg:x="6.528cm" svg:y="6.025cm">
          <draw:text-box>
            <text:p text:style-name="P1"><text:span text:style-name="T1">o</text:span></text:p>
          </draw:text-box>
        </draw:frame>
        <draw:frame draw:style-name="gr9" draw:layer="layout" svg:width="0.294cm" svg:height="0.581cm" svg:x="6.528cm" svg:y="6.942cm">
          <draw:text-box>
            <text:p text:style-name="P1"><text:span text:style-name="T1">x</text:span></text:p>
          </draw:text-box>
        </draw:frame>
        <draw:frame draw:style-name="gr8" draw:layer="layout" svg:width="0.002cm" svg:height="0.937cm" svg:x="6.528cm" svg:y="7.859cm">
          <draw:text-box>
            <text:p/>
          </draw:text-box>
        </draw:frame>
        <draw:frame draw:style-name="gr8" draw:layer="layout" svg:width="0.002cm" svg:height="0.937cm" svg:x="9.21cm" svg:y="6.025cm">
          <draw:text-box>
            <text:p/>
          </draw:text-box>
        </draw:frame>
        <draw:frame draw:style-name="gr9" draw:layer="layout" svg:width="0.307cm" svg:height="0.581cm" svg:x="9.21cm" svg:y="6.942cm">
          <draw:text-box>
            <text:p text:style-name="P1"><text:span text:style-name="T1">o</text:span></text:p>
          </draw:text-box>
        </draw:frame>
        <draw:frame draw:style-name="gr9" draw:layer="layout" svg:width="0.307cm" svg:height="0.581cm" svg:x="9.21cm" svg:y="7.859cm">
          <draw:text-box>
            <text:p text:style-name="P1"><text:span text:style-name="T1">o</text:span></text:p>
          </draw:text-box>
        </draw:frame>
        <draw:frame draw:style-name="gr9" draw:layer="layout" svg:width="0.307cm" svg:height="0.581cm" svg:x="10.092cm" svg:y="6.025cm">
          <draw:text-box>
            <text:p text:style-name="P1"><text:span text:style-name="T1">o</text:span></text:p>
          </draw:text-box>
        </draw:frame>
        <draw:frame draw:style-name="gr9" draw:layer="layout" svg:width="0.294cm" svg:height="0.581cm" svg:x="10.092cm" svg:y="6.942cm">
          <draw:text-box>
            <text:p text:style-name="P1"><text:span text:style-name="T1">x</text:span></text:p>
          </draw:text-box>
        </draw:frame>
        <draw:frame draw:style-name="gr9" draw:layer="layout" svg:width="0.294cm" svg:height="0.581cm" svg:x="10.092cm" svg:y="7.859cm">
          <draw:text-box>
            <text:p text:style-name="P1"><text:span text:style-name="T1">x</text:span></text:p>
          </draw:text-box>
        </draw:frame>
        <draw:frame draw:style-name="gr9" draw:layer="layout" svg:width="0.307cm" svg:height="0.581cm" svg:x="10.974cm" svg:y="6.025cm">
          <draw:text-box>
            <text:p text:style-name="P1"><text:span text:style-name="T1">o</text:span></text:p>
          </draw:text-box>
        </draw:frame>
        <draw:frame draw:style-name="gr9" draw:layer="layout" svg:width="0.294cm" svg:height="0.581cm" svg:x="10.974cm" svg:y="6.942cm">
          <draw:text-box>
            <text:p text:style-name="P1"><text:span text:style-name="T1">x</text:span></text:p>
          </draw:text-box>
        </draw:frame>
        <draw:frame draw:style-name="gr8" draw:layer="layout" svg:width="0.002cm" svg:height="0.937cm" svg:x="10.974cm" svg:y="7.859cm">
          <draw:text-box>
            <text:p/>
          </draw:text-box>
        </draw:frame>
        <draw:frame draw:style-name="gr8" draw:layer="layout" svg:width="0.002cm" svg:height="0.937cm" svg:x="14.056cm" svg:y="6.025cm">
          <draw:text-box>
            <text:p/>
          </draw:text-box>
        </draw:frame>
        <draw:frame draw:style-name="gr8" draw:layer="layout" svg:width="0.002cm" svg:height="0.937cm" svg:x="14.056cm" svg:y="6.942cm">
          <draw:text-box>
            <text:p/>
          </draw:text-box>
        </draw:frame>
        <draw:frame draw:style-name="gr9" draw:layer="layout" svg:width="0.307cm" svg:height="0.581cm" svg:x="14.056cm" svg:y="7.859cm">
          <draw:text-box>
            <text:p text:style-name="P1"><text:span text:style-name="T1">o</text:span></text:p>
          </draw:text-box>
        </draw:frame>
        <draw:frame draw:style-name="gr9" draw:layer="layout" svg:width="0.307cm" svg:height="0.581cm" svg:x="14.938cm" svg:y="6.025cm">
          <draw:text-box>
            <text:p text:style-name="P1"><text:span text:style-name="T1">o</text:span></text:p>
          </draw:text-box>
        </draw:frame>
        <draw:frame draw:style-name="gr9" draw:layer="layout" svg:width="0.294cm" svg:height="0.581cm" svg:x="14.938cm" svg:y="6.942cm">
          <draw:text-box>
            <text:p text:style-name="P1"><text:span text:style-name="T1">x</text:span></text:p>
          </draw:text-box>
        </draw:frame>
        <draw:frame draw:style-name="gr9" draw:layer="layout" svg:width="0.294cm" svg:height="0.581cm" svg:x="14.938cm" svg:y="7.859cm">
          <draw:text-box>
            <text:p text:style-name="P1"><text:span text:style-name="T1">x</text:span></text:p>
          </draw:text-box>
        </draw:frame>
        <draw:frame draw:style-name="gr9" draw:layer="layout" svg:width="0.307cm" svg:height="0.581cm" svg:x="15.819cm" svg:y="6.025cm">
          <draw:text-box>
            <text:p text:style-name="P1"><text:span text:style-name="T1">o</text:span></text:p>
          </draw:text-box>
        </draw:frame>
        <draw:frame draw:style-name="gr9" draw:layer="layout" svg:width="0.294cm" svg:height="0.581cm" svg:x="15.819cm" svg:y="6.942cm">
          <draw:text-box>
            <text:p text:style-name="P1"><text:span text:style-name="T1">x</text:span></text:p>
          </draw:text-box>
        </draw:frame>
        <draw:frame draw:style-name="gr9" draw:layer="layout" svg:width="0.307cm" svg:height="0.581cm" svg:x="15.819cm" svg:y="7.859cm">
          <draw:text-box>
            <text:p text:style-name="P1"><text:span text:style-name="T1">o</text:span></text:p>
          </draw:text-box>
        </draw:frame>
        <draw:frame draw:style-name="gr9" draw:layer="layout" svg:width="0.294cm" svg:height="0.581cm" svg:x="7.564cm" svg:y="10.117cm">
          <draw:text-box>
            <text:p text:style-name="P1"><text:span text:style-name="T1">x</text:span></text:p>
          </draw:text-box>
        </draw:frame>
        <draw:frame draw:style-name="gr9" draw:layer="layout" svg:width="0.307cm" svg:height="0.581cm" svg:x="7.564cm" svg:y="11.034cm">
          <draw:text-box>
            <text:p text:style-name="P1"><text:span text:style-name="T1">o</text:span></text:p>
          </draw:text-box>
        </draw:frame>
        <draw:frame draw:style-name="gr9" draw:layer="layout" svg:width="0.307cm" svg:height="0.581cm" svg:x="7.564cm" svg:y="11.952cm">
          <draw:text-box>
            <text:p text:style-name="P1"><text:span text:style-name="T1">o</text:span></text:p>
          </draw:text-box>
        </draw:frame>
        <draw:frame draw:style-name="gr9" draw:layer="layout" svg:width="0.307cm" svg:height="0.581cm" svg:x="8.446cm" svg:y="10.117cm">
          <draw:text-box>
            <text:p text:style-name="P1"><text:span text:style-name="T1">o</text:span></text:p>
          </draw:text-box>
        </draw:frame>
        <draw:frame draw:style-name="gr9" draw:layer="layout" svg:width="0.294cm" svg:height="0.581cm" svg:x="8.446cm" svg:y="11.034cm">
          <draw:text-box>
            <text:p text:style-name="P1"><text:span text:style-name="T1">x</text:span></text:p>
          </draw:text-box>
        </draw:frame>
        <draw:frame draw:style-name="gr9" draw:layer="layout" svg:width="0.294cm" svg:height="0.581cm" svg:x="8.446cm" svg:y="11.952cm">
          <draw:text-box>
            <text:p text:style-name="P1"><text:span text:style-name="T1">x</text:span></text:p>
          </draw:text-box>
        </draw:frame>
        <draw:frame draw:style-name="gr9" draw:layer="layout" svg:width="0.307cm" svg:height="0.581cm" svg:x="9.328cm" svg:y="10.117cm">
          <draw:text-box>
            <text:p text:style-name="P1"><text:span text:style-name="T1">o</text:span></text:p>
          </draw:text-box>
        </draw:frame>
        <draw:frame draw:style-name="gr9" draw:layer="layout" svg:width="0.294cm" svg:height="0.581cm" svg:x="9.328cm" svg:y="11.034cm">
          <draw:text-box>
            <text:p text:style-name="P1"><text:span text:style-name="T1">x</text:span></text:p>
          </draw:text-box>
        </draw:frame>
        <draw:frame draw:style-name="gr8" draw:layer="layout" svg:width="0.002cm" svg:height="0.937cm" svg:x="9.328cm" svg:y="11.952cm">
          <draw:text-box>
            <text:p/>
          </draw:text-box>
        </draw:frame>
        <draw:frame draw:style-name="gr8" draw:layer="layout" svg:width="0.002cm" svg:height="0.937cm" svg:x="10.81cm" svg:y="10.117cm">
          <draw:text-box>
            <text:p/>
          </draw:text-box>
        </draw:frame>
        <draw:frame draw:style-name="gr9" draw:layer="layout" svg:width="0.307cm" svg:height="0.581cm" svg:x="10.81cm" svg:y="11.034cm">
          <draw:text-box>
            <text:p text:style-name="P1"><text:span text:style-name="T1">o</text:span></text:p>
          </draw:text-box>
        </draw:frame>
        <draw:frame draw:style-name="gr9" draw:layer="layout" svg:width="0.307cm" svg:height="0.581cm" svg:x="10.81cm" svg:y="11.952cm">
          <draw:text-box>
            <text:p text:style-name="P1"><text:span text:style-name="T1">o</text:span></text:p>
          </draw:text-box>
        </draw:frame>
        <draw:frame draw:style-name="gr9" draw:layer="layout" svg:width="0.307cm" svg:height="0.581cm" svg:x="11.692cm" svg:y="10.117cm">
          <draw:text-box>
            <text:p text:style-name="P1"><text:span text:style-name="T1">o</text:span></text:p>
          </draw:text-box>
        </draw:frame>
        <draw:frame draw:style-name="gr9" draw:layer="layout" svg:width="0.294cm" svg:height="0.581cm" svg:x="11.692cm" svg:y="11.034cm">
          <draw:text-box>
            <text:p text:style-name="P1"><text:span text:style-name="T1">x</text:span></text:p>
          </draw:text-box>
        </draw:frame>
        <draw:frame draw:style-name="gr9" draw:layer="layout" svg:width="0.294cm" svg:height="0.581cm" svg:x="11.692cm" svg:y="11.952cm">
          <draw:text-box>
            <text:p text:style-name="P1"><text:span text:style-name="T1">x</text:span></text:p>
          </draw:text-box>
        </draw:frame>
        <draw:frame draw:style-name="gr9" draw:layer="layout" svg:width="0.307cm" svg:height="0.581cm" svg:x="12.574cm" svg:y="10.117cm">
          <draw:text-box>
            <text:p text:style-name="P1"><text:span text:style-name="T1">o</text:span></text:p>
          </draw:text-box>
        </draw:frame>
        <draw:frame draw:style-name="gr9" draw:layer="layout" svg:width="0.294cm" svg:height="0.581cm" svg:x="12.574cm" svg:y="11.034cm">
          <draw:text-box>
            <text:p text:style-name="P1"><text:span text:style-name="T1">x</text:span></text:p>
          </draw:text-box>
        </draw:frame>
        <draw:frame draw:style-name="gr9" draw:layer="layout" svg:width="0.294cm" svg:height="0.581cm" svg:x="12.574cm" svg:y="11.952cm">
          <draw:text-box>
            <text:p text:style-name="P1"><text:span text:style-name="T1">x</text:span></text:p>
          </draw:text-box>
        </draw:frame>
        <draw:frame draw:style-name="gr9" draw:layer="layout" svg:width="0.294cm" svg:height="0.581cm" svg:x="7.564cm" svg:y="14.209cm">
          <draw:text-box>
            <text:p text:style-name="P1"><text:span text:style-name="T1">x</text:span></text:p>
          </draw:text-box>
        </draw:frame>
        <draw:frame draw:style-name="gr9" draw:layer="layout" svg:width="0.307cm" svg:height="0.581cm" svg:x="7.564cm" svg:y="15.127cm">
          <draw:text-box>
            <text:p text:style-name="P1"><text:span text:style-name="T1">o</text:span></text:p>
          </draw:text-box>
        </draw:frame>
        <draw:frame draw:style-name="gr9" draw:layer="layout" svg:width="0.307cm" svg:height="0.581cm" svg:x="7.564cm" svg:y="16.044cm">
          <draw:text-box>
            <text:p text:style-name="P1"><text:span text:style-name="T1">o</text:span></text:p>
          </draw:text-box>
        </draw:frame>
        <draw:frame draw:style-name="gr9" draw:layer="layout" svg:width="0.307cm" svg:height="0.581cm" svg:x="8.446cm" svg:y="14.209cm">
          <draw:text-box>
            <text:p text:style-name="P1"><text:span text:style-name="T1">o</text:span></text:p>
          </draw:text-box>
        </draw:frame>
        <draw:frame draw:style-name="gr9" draw:layer="layout" svg:width="0.294cm" svg:height="0.581cm" svg:x="8.446cm" svg:y="15.127cm">
          <draw:text-box>
            <text:p text:style-name="P1"><text:span text:style-name="T1">x</text:span></text:p>
          </draw:text-box>
        </draw:frame>
        <draw:frame draw:style-name="gr9" draw:layer="layout" svg:width="0.294cm" svg:height="0.581cm" svg:x="8.446cm" svg:y="16.044cm">
          <draw:text-box>
            <text:p text:style-name="P1"><text:span text:style-name="T1">x</text:span></text:p>
          </draw:text-box>
        </draw:frame>
        <draw:frame draw:style-name="gr9" draw:layer="layout" svg:width="0.307cm" svg:height="0.581cm" svg:x="9.328cm" svg:y="14.209cm">
          <draw:text-box>
            <text:p text:style-name="P1"><text:span text:style-name="T1">o</text:span></text:p>
          </draw:text-box>
        </draw:frame>
        <draw:frame draw:style-name="gr9" draw:layer="layout" svg:width="0.294cm" svg:height="0.581cm" svg:x="9.328cm" svg:y="15.127cm">
          <draw:text-box>
            <text:p text:style-name="P1"><text:span text:style-name="T1">x</text:span></text:p>
          </draw:text-box>
        </draw:frame>
        <draw:frame draw:style-name="gr9" draw:layer="layout" svg:width="0.307cm" svg:height="0.581cm" svg:x="9.328cm" svg:y="16.044cm">
          <draw:text-box>
            <text:p text:style-name="P1"><text:span text:style-name="T1">o</text:span></text:p>
          </draw:text-box>
        </draw:frame>
        <draw:frame draw:style-name="gr9" draw:layer="layout" svg:width="0.307cm" svg:height="0.581cm" svg:x="10.81cm" svg:y="14.209cm">
          <draw:text-box>
            <text:p text:style-name="P1"><text:span text:style-name="T1">o</text:span></text:p>
          </draw:text-box>
        </draw:frame>
        <draw:frame draw:style-name="gr9" draw:layer="layout" svg:width="0.307cm" svg:height="0.581cm" svg:x="10.81cm" svg:y="15.127cm">
          <draw:text-box>
            <text:p text:style-name="P1"><text:span text:style-name="T1">o</text:span></text:p>
          </draw:text-box>
        </draw:frame>
        <draw:frame draw:style-name="gr9" draw:layer="layout" svg:width="0.307cm" svg:height="0.581cm" svg:x="10.81cm" svg:y="16.044cm">
          <draw:text-box>
            <text:p text:style-name="P1"><text:span text:style-name="T1">o</text:span></text:p>
          </draw:text-box>
        </draw:frame>
        <draw:frame draw:style-name="gr9" draw:layer="layout" svg:width="0.307cm" svg:height="0.581cm" svg:x="11.692cm" svg:y="14.209cm">
          <draw:text-box>
            <text:p text:style-name="P1"><text:span text:style-name="T1">o</text:span></text:p>
          </draw:text-box>
        </draw:frame>
        <draw:frame draw:style-name="gr9" draw:layer="layout" svg:width="0.294cm" svg:height="0.581cm" svg:x="11.692cm" svg:y="15.127cm">
          <draw:text-box>
            <text:p text:style-name="P1"><text:span text:style-name="T1">x</text:span></text:p>
          </draw:text-box>
        </draw:frame>
        <draw:frame draw:style-name="gr9" draw:layer="layout" svg:width="0.294cm" svg:height="0.581cm" svg:x="11.692cm" svg:y="16.044cm">
          <draw:text-box>
            <text:p text:style-name="P1"><text:span text:style-name="T1">x</text:span></text:p>
          </draw:text-box>
        </draw:frame>
        <draw:frame draw:style-name="gr9" draw:layer="layout" svg:width="0.307cm" svg:height="0.581cm" svg:x="12.574cm" svg:y="14.209cm">
          <draw:text-box>
            <text:p text:style-name="P1"><text:span text:style-name="T1">o</text:span></text:p>
          </draw:text-box>
        </draw:frame>
        <draw:frame draw:style-name="gr9" draw:layer="layout" svg:width="0.294cm" svg:height="0.581cm" svg:x="12.574cm" svg:y="15.127cm">
          <draw:text-box>
            <text:p text:style-name="P1"><text:span text:style-name="T1">x</text:span></text:p>
          </draw:text-box>
        </draw:frame>
        <draw:frame draw:style-name="gr9" draw:layer="layout" svg:width="0.294cm" svg:height="0.581cm" svg:x="12.574cm" svg:y="16.044cm">
          <draw:text-box>
            <text:p text:style-name="P1"><text:span text:style-name="T1">x</text:span></text:p>
          </draw:text-box>
        </draw:frame>
        <draw:frame draw:style-name="gr9" draw:layer="layout" svg:width="0.294cm" svg:height="0.581cm" svg:x="14.056cm" svg:y="10.117cm">
          <draw:text-box>
            <text:p text:style-name="P1"><text:span text:style-name="T1">x</text:span></text:p>
          </draw:text-box>
        </draw:frame>
        <draw:frame draw:style-name="gr8" draw:layer="layout" svg:width="0.002cm" svg:height="0.937cm" svg:x="14.056cm" svg:y="11.034cm">
          <draw:text-box>
            <text:p/>
          </draw:text-box>
        </draw:frame>
        <draw:frame draw:style-name="gr9" draw:layer="layout" svg:width="0.307cm" svg:height="0.581cm" svg:x="14.056cm" svg:y="11.952cm">
          <draw:text-box>
            <text:p text:style-name="P1"><text:span text:style-name="T1">o</text:span></text:p>
          </draw:text-box>
        </draw:frame>
        <draw:frame draw:style-name="gr9" draw:layer="layout" svg:width="0.307cm" svg:height="0.581cm" svg:x="14.938cm" svg:y="10.117cm">
          <draw:text-box>
            <text:p text:style-name="P1"><text:span text:style-name="T1">o</text:span></text:p>
          </draw:text-box>
        </draw:frame>
        <draw:frame draw:style-name="gr9" draw:layer="layout" svg:width="0.294cm" svg:height="0.581cm" svg:x="14.938cm" svg:y="11.034cm">
          <draw:text-box>
            <text:p text:style-name="P1"><text:span text:style-name="T1">x</text:span></text:p>
          </draw:text-box>
        </draw:frame>
        <draw:frame draw:style-name="gr9" draw:layer="layout" svg:width="0.294cm" svg:height="0.581cm" svg:x="14.938cm" svg:y="11.952cm">
          <draw:text-box>
            <text:p text:style-name="P1"><text:span text:style-name="T1">x</text:span></text:p>
          </draw:text-box>
        </draw:frame>
        <draw:frame draw:style-name="gr9" draw:layer="layout" svg:width="0.307cm" svg:height="0.581cm" svg:x="15.819cm" svg:y="10.117cm">
          <draw:text-box>
            <text:p text:style-name="P1"><text:span text:style-name="T1">o</text:span></text:p>
          </draw:text-box>
        </draw:frame>
        <draw:frame draw:style-name="gr9" draw:layer="layout" svg:width="0.294cm" svg:height="0.581cm" svg:x="15.819cm" svg:y="11.034cm">
          <draw:text-box>
            <text:p text:style-name="P1"><text:span text:style-name="T1">x</text:span></text:p>
          </draw:text-box>
        </draw:frame>
        <draw:frame draw:style-name="gr9" draw:layer="layout" svg:width="0.307cm" svg:height="0.581cm" svg:x="15.819cm" svg:y="11.952cm">
          <draw:text-box>
            <text:p text:style-name="P1"><text:span text:style-name="T1">o</text:span></text:p>
          </draw:text-box>
        </draw:frame>
        <draw:frame draw:style-name="gr8" draw:layer="layout" svg:width="0.002cm" svg:height="0.937cm" svg:x="17.301cm" svg:y="10.117cm">
          <draw:text-box>
            <text:p/>
          </draw:text-box>
        </draw:frame>
        <draw:frame draw:style-name="gr9" draw:layer="layout" svg:width="0.294cm" svg:height="0.581cm" svg:x="17.301cm" svg:y="11.034cm">
          <draw:text-box>
            <text:p text:style-name="P1"><text:span text:style-name="T1">x</text:span></text:p>
          </draw:text-box>
        </draw:frame>
        <draw:frame draw:style-name="gr9" draw:layer="layout" svg:width="0.307cm" svg:height="0.581cm" svg:x="17.301cm" svg:y="11.952cm">
          <draw:text-box>
            <text:p text:style-name="P1"><text:span text:style-name="T1">o</text:span></text:p>
          </draw:text-box>
        </draw:frame>
        <draw:frame draw:style-name="gr9" draw:layer="layout" svg:width="0.307cm" svg:height="0.581cm" svg:x="18.183cm" svg:y="10.117cm">
          <draw:text-box>
            <text:p text:style-name="P1"><text:span text:style-name="T1">o</text:span></text:p>
          </draw:text-box>
        </draw:frame>
        <draw:frame draw:style-name="gr9" draw:layer="layout" svg:width="0.294cm" svg:height="0.581cm" svg:x="18.183cm" svg:y="11.034cm">
          <draw:text-box>
            <text:p text:style-name="P1"><text:span text:style-name="T1">x</text:span></text:p>
          </draw:text-box>
        </draw:frame>
        <draw:frame draw:style-name="gr9" draw:layer="layout" svg:width="0.294cm" svg:height="0.581cm" svg:x="18.183cm" svg:y="11.952cm">
          <draw:text-box>
            <text:p text:style-name="P1"><text:span text:style-name="T1">x</text:span></text:p>
          </draw:text-box>
        </draw:frame>
        <draw:frame draw:style-name="gr9" draw:layer="layout" svg:width="0.307cm" svg:height="0.581cm" svg:x="19.065cm" svg:y="10.117cm">
          <draw:text-box>
            <text:p text:style-name="P1"><text:span text:style-name="T1">o</text:span></text:p>
          </draw:text-box>
        </draw:frame>
        <draw:frame draw:style-name="gr9" draw:layer="layout" svg:width="0.294cm" svg:height="0.581cm" svg:x="19.065cm" svg:y="11.034cm">
          <draw:text-box>
            <text:p text:style-name="P1"><text:span text:style-name="T1">x</text:span></text:p>
          </draw:text-box>
        </draw:frame>
        <draw:frame draw:style-name="gr9" draw:layer="layout" svg:width="0.307cm" svg:height="0.581cm" svg:x="19.065cm" svg:y="11.952cm">
          <draw:text-box>
            <text:p text:style-name="P1"><text:span text:style-name="T1">o</text:span></text:p>
          </draw:text-box>
        </draw:frame>
        <draw:frame draw:style-name="gr9" draw:layer="layout" svg:width="0.294cm" svg:height="0.581cm" svg:x="14.056cm" svg:y="14.209cm">
          <draw:text-box>
            <text:p text:style-name="P1"><text:span text:style-name="T1">x</text:span></text:p>
          </draw:text-box>
        </draw:frame>
        <draw:frame draw:style-name="gr9" draw:layer="layout" svg:width="0.307cm" svg:height="0.581cm" svg:x="14.056cm" svg:y="15.127cm">
          <draw:text-box>
            <text:p text:style-name="P1"><text:span text:style-name="T1">o</text:span></text:p>
          </draw:text-box>
        </draw:frame>
        <draw:frame draw:style-name="gr9" draw:layer="layout" svg:width="0.307cm" svg:height="0.581cm" svg:x="14.056cm" svg:y="16.044cm">
          <draw:text-box>
            <text:p text:style-name="P1"><text:span text:style-name="T1">o</text:span></text:p>
          </draw:text-box>
        </draw:frame>
        <draw:frame draw:style-name="gr9" draw:layer="layout" svg:width="0.307cm" svg:height="0.581cm" svg:x="14.938cm" svg:y="14.209cm">
          <draw:text-box>
            <text:p text:style-name="P1"><text:span text:style-name="T1">o</text:span></text:p>
          </draw:text-box>
        </draw:frame>
        <draw:frame draw:style-name="gr9" draw:layer="layout" svg:width="0.294cm" svg:height="0.581cm" svg:x="14.938cm" svg:y="15.127cm">
          <draw:text-box>
            <text:p text:style-name="P1"><text:span text:style-name="T1">x</text:span></text:p>
          </draw:text-box>
        </draw:frame>
        <draw:frame draw:style-name="gr9" draw:layer="layout" svg:width="0.294cm" svg:height="0.581cm" svg:x="14.938cm" svg:y="16.044cm">
          <draw:text-box>
            <text:p text:style-name="P1"><text:span text:style-name="T1">x</text:span></text:p>
          </draw:text-box>
        </draw:frame>
        <draw:frame draw:style-name="gr9" draw:layer="layout" svg:width="0.307cm" svg:height="0.581cm" svg:x="15.819cm" svg:y="14.209cm">
          <draw:text-box>
            <text:p text:style-name="P1"><text:span text:style-name="T1">o</text:span></text:p>
          </draw:text-box>
        </draw:frame>
        <draw:frame draw:style-name="gr9" draw:layer="layout" svg:width="0.294cm" svg:height="0.581cm" svg:x="15.819cm" svg:y="15.127cm">
          <draw:text-box>
            <text:p text:style-name="P1"><text:span text:style-name="T1">x</text:span></text:p>
          </draw:text-box>
        </draw:frame>
        <draw:frame draw:style-name="gr9" draw:layer="layout" svg:width="0.307cm" svg:height="0.581cm" svg:x="15.819cm" svg:y="16.044cm">
          <draw:text-box>
            <text:p text:style-name="P1"><text:span text:style-name="T1">o</text:span></text:p>
          </draw:text-box>
        </draw:frame>
        <draw:frame draw:style-name="gr10" draw:text-style-name="P2" draw:layer="layout" svg:width="1.577cm" svg:height="1.361cm" svg:x="7.7cm" svg:y="16.9cm">
          <draw:text-box>
            <text:p text:style-name="P1"><text:span text:style-name="T2">0</text:span></text:p>
            <text:p text:style-name="P1"><text:span text:style-name="T2">draw</text:span></text:p>
          </draw:text-box>
        </draw:frame>
        <draw:connector draw:style-name="gr11" draw:text-style-name="P1" draw:layer="layout" draw:type="line" svg:x1="11.692cm" svg:y1="4.428cm" svg:x2="10.092cm" svg:y2="5.769cm" draw:start-shape="id1" draw:start-glue-point="2" draw:end-shape="id2" draw:end-glue-point="0" svg:d="m11692 4428-1600 1341">
          <text:p/>
        </draw:connector>
        <draw:connector draw:style-name="gr11" draw:text-style-name="P1" draw:layer="layout" draw:type="line" svg:x1="11.251cm" svg:y1="4.428cm" svg:x2="5.646cm" svg:y2="5.769cm" draw:start-shape="id3" draw:start-glue-point="2" draw:end-shape="id4" draw:end-glue-point="0" svg:d="m11251 4428-5605 1341">
          <text:p/>
        </draw:connector>
        <draw:connector draw:style-name="gr11" draw:text-style-name="P1" draw:layer="layout" draw:type="line" svg:x1="9.651cm" svg:y1="8.521cm" svg:x2="8.446cm" svg:y2="9.861cm" draw:start-shape="id5" draw:start-glue-point="2" draw:end-shape="id6" draw:end-glue-point="0" svg:d="m9651 8521-1205 1340">
          <text:p/>
        </draw:connector>
        <draw:connector draw:style-name="gr11" draw:text-style-name="P1" draw:layer="layout" draw:type="line" svg:x1="10.533cm" svg:y1="8.521cm" svg:x2="11.692cm" svg:y2="9.861cm" draw:start-shape="id7" draw:start-glue-point="2" draw:end-shape="id8" draw:end-glue-point="0" svg:d="m10533 8521 1159 1340">
          <text:p/>
        </draw:connector>
        <draw:custom-shape draw:style-name="gr12" draw:text-style-name="P1" draw:layer="layout" svg:width="0.6cm" svg:height="3.8cm" svg:x="3.2cm" svg:y="1.8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2" draw:text-style-name="P1" draw:layer="layout" svg:width="0.6cm" svg:height="3.8cm" svg:x="3.199cm" svg:y="5.699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2" draw:text-style-name="P1" draw:layer="layout" svg:width="0.6cm" svg:height="3.8cm" svg:x="3.198cm" svg:y="9.698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0" draw:text-style-name="P1" draw:layer="layout" svg:width="3.283cm" svg:height="2.384cm" svg:x="0.117cm" svg:y="10.4cm">
          <draw:text-box>
            <text:p text:style-name="P1"><text:span text:style-name="T3">MAX</text:span></text:p>
            <text:p text:style-name="P1">Computer</text:p>
            <text:p text:style-name="P1">plays (0)</text:p>
          </draw:text-box>
        </draw:frame>
        <draw:frame draw:style-name="gr10" draw:text-style-name="P2" draw:layer="layout" svg:width="1.577cm" svg:height="1.361cm" svg:x="14.2cm" svg:y="16.9cm">
          <draw:text-box>
            <text:p text:style-name="P1"><text:span text:style-name="T2">0</text:span></text:p>
            <text:p text:style-name="P1"><text:span text:style-name="T2">draw</text:span></text:p>
          </draw:text-box>
        </draw:frame>
        <draw:frame draw:style-name="gr10" draw:text-style-name="P2" draw:layer="layout" svg:width="3.453cm" svg:height="1.361cm" svg:x="10cm" svg:y="17.001cm">
          <draw:text-box>
            <text:p text:style-name="P1"><text:span text:style-name="T2">+1</text:span></text:p>
            <text:p text:style-name="P1"><text:span text:style-name="T2">computer win</text:span></text:p>
          </draw:text-box>
        </draw:frame>
        <draw:frame draw:style-name="gr10" draw:text-style-name="P2" draw:layer="layout" svg:width="3.453cm" svg:height="1.361cm" svg:x="3.947cm" svg:y="8.6cm">
          <draw:text-box>
            <text:p text:style-name="P1"><text:span text:style-name="T2">+1</text:span></text:p>
            <text:p text:style-name="P1"><text:span text:style-name="T2">computer win</text:span></text:p>
          </draw:text-box>
        </draw:frame>
        <draw:frame draw:style-name="gr10" draw:text-style-name="P2" draw:layer="layout" svg:width="3.453cm" svg:height="1.361cm" svg:x="16.5cm" svg:y="12.739cm">
          <draw:text-box>
            <text:p text:style-name="P1"><text:span text:style-name="T2">-1</text:span></text:p>
            <text:p text:style-name="P1"><text:span text:style-name="T2">opponent win</text:span></text:p>
          </draw:text-box>
        </draw:frame>
        <draw:frame draw:style-name="gr13" draw:text-style-name="P4" draw:layer="layout" svg:width="0.777cm" svg:height="0.806cm" svg:x="13.723cm" svg:y="12.794cm">
          <draw:text-box>
            <text:p text:style-name="P3"><text:span text:style-name="T4">0</text:span></text:p>
          </draw:text-box>
        </draw:frame>
        <draw:frame draw:style-name="gr10" draw:text-style-name="P4" draw:layer="layout" svg:width="0.777cm" svg:height="0.806cm" svg:x="7.123cm" svg:y="12.8cm">
          <draw:text-box>
            <text:p text:style-name="P3"><text:span text:style-name="T4">0</text:span></text:p>
          </draw:text-box>
        </draw:frame>
        <draw:frame draw:style-name="gr10" draw:text-style-name="P4" draw:layer="layout" svg:width="1.065cm" svg:height="0.806cm" svg:x="10.424cm" svg:y="12.8cm">
          <draw:text-box>
            <text:p text:style-name="P3"><text:span text:style-name="T4">+1</text:span></text:p>
          </draw:text-box>
        </draw:frame>
        <draw:frame draw:style-name="gr13" draw:text-style-name="P6" draw:layer="layout" svg:width="0.942cm" svg:height="0.806cm" svg:x="15.124cm" svg:y="8.694cm">
          <draw:text-box>
            <text:p text:style-name="P5"><text:span text:style-name="T5">-1</text:span></text:p>
          </draw:text-box>
        </draw:frame>
        <draw:frame draw:style-name="gr10" draw:text-style-name="P6" draw:layer="layout" svg:width="0.777cm" svg:height="0.806cm" svg:x="9.7cm" svg:y="8.7cm">
          <draw:text-box>
            <text:p text:style-name="P5"><text:span text:style-name="T5">0</text:span></text:p>
          </draw:text-box>
        </draw:frame>
        <draw:frame draw:style-name="gr10" draw:text-style-name="P1" draw:layer="layout" svg:width="3.283cm" svg:height="2.384cm" svg:x="0.017cm" svg:y="6.4cm">
          <draw:text-box>
            <text:p text:style-name="P1"><text:span text:style-name="T3">MIN</text:span></text:p>
            <text:p text:style-name="P1">Opponent</text:p>
            <text:p text:style-name="P1">plays (X)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0cm" fo:page-height="2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2-10-19T03:07:05</dc:date>
    <dc:creator>jeremie </dc:creator>
    <meta:generator>LibreOffice/3.5$Linux_x86 LibreOffice_project/350m1$Build-2</meta:generator>
    <meta:editing-duration>PT2M27S</meta:editing-duration>
    <meta:editing-cycles>3</meta:editing-cycles>
    <meta:document-statistic meta:object-count="229"/>
  </office:meta>
</office:document-meta>
</file>